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paragraph-rsid="000564ba"/>
    </style:style>
    <style:style style:name="P2" style:family="paragraph" style:parent-style-name="Standard">
      <style:text-properties fo:font-size="14pt" fo:font-weight="bold" officeooo:paragraph-rsid="000564ba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cd1d3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000000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color="#3f7f5f" style:font-name="Monospace" fo:font-size="10pt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3f7f5f" style:font-name="Monospace" fo:font-size="10pt" fo:font-weight="bold" style:font-size-asian="10pt" style:font-weight-asian="bold" style:font-weight-complex="bold"/>
    </style:style>
    <style:style style:name="T9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officeooo:rsid="000e956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9561" style:font-weight-asian="bold" style:font-weight-complex="bold"/>
    </style:style>
    <style:style style:name="T14" style:family="text">
      <style:text-properties fo:color="#005032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std::array</text:p>
      <text:p text:style-name="P1"/>
      <text:p text:style-name="Standard">Introduced in C++11, std::array provides fixed array functionality that won’t decay when passed into a function. std::array lives in the array header.</text:p>
      <text:p text:style-name="Standard"/>
      <text:p text:style-name="Standard">std::array can be initialized using an initializer lists or uniform initialization:</text:p>
      <text:p text:style-name="Standard"/>
      <text:p text:style-name="P4"><text:span text:style-name="T1">std::</text:span><text:span text:style-name="T2">array</text:span><text:span text:style-name="T1">&lt;</text:span><text:span text:style-name="T4">int</text:span><text:span text:style-name="T1">, 5&gt; myarray = { 9, 7, 5, 3, 1 }; </text:span><text:span text:style-name="T6">// initialization list</text:span></text:p>
      <text:p text:style-name="P4"><text:span text:style-name="T1">std::</text:span><text:span text:style-name="T2">array</text:span><text:span text:style-name="T1">&lt;</text:span><text:span text:style-name="T4">int</text:span><text:span text:style-name="T1">, 5&gt; myarray2 { 9, 7, 5, 3, 1 }; </text:span><text:span text:style-name="T6">// uniform initialization</text:span></text:p>
      <text:p text:style-name="Standard"/>
      <text:p text:style-name="Standard">Unlike built-in fixed arrays, with std::array you can not omit the array size when providing an initializer:</text:p>
      <text:p text:style-name="Standard"/>
      <text:p text:style-name="P4"><text:span text:style-name="T2">std::array&lt;</text:span><text:span text:style-name="T5">int</text:span><text:span text:style-name="T2">, &gt; myarray = { 9, 7, 5, 3, 1 };</text:span><text:span text:style-name="T1"> </text:span><text:span text:style-name="T6">// illegal, array size must be provided</text:span></text:p>
      <text:p text:style-name="Standard"/>
      <text:p text:style-name="P3"/>
      <text:p text:style-name="P4"><text:span text:style-name="T1">std::</text:span><text:span text:style-name="T2">array</text:span><text:span text:style-name="T1">&lt;</text:span><text:span text:style-name="T4">int</text:span><text:span text:style-name="T1">, 5&gt; myarray { 9, 7, 5, 3, 1 };</text:span></text:p>
      <text:p text:style-name="P4"><text:span text:style-name="T2">myarray.at(1) = 6;</text:span><text:span text:style-name="T1"> </text:span><text:span text:style-name="T6">// array element 1 valid, sets array element 1 to value 6</text:span></text:p>
      <text:p text:style-name="Standard"/>
      <text:p text:style-name="Standard"/>
      <text:p text:style-name="Standard">The size() function can be used to retrieve the size of the array:</text:p>
      <text:p text:style-name="P4"/>
      <text:p text:style-name="P4"><text:span text:style-name="T1">std::</text:span><text:span text:style-name="T2">array</text:span><text:span text:style-name="T1">&lt;</text:span><text:span text:style-name="T4">double</text:span><text:span text:style-name="T1">, 5&gt; myarray { 9.0, 7.2, 5.4, 3.6, 1.8 };</text:span></text:p>
      <text:p text:style-name="P4"><text:span text:style-name="T2">std::cout &lt;&lt; </text:span><text:span text:style-name="T9">"size: "</text:span><text:span text:style-name="T2"> &lt;&lt; myarray.size();</text:span></text:p>
      <text:p text:style-name="Standard"/>
      <text:p text:style-name="Standard">Because std::array doesn’t decay to a pointer when passed to a function, the size() function will work even if you call it from within a function:</text:p>
      <text:p text:style-name="Standard"/>
      <text:p text:style-name="P4"><text:span text:style-name="T4">#include</text:span><text:span text:style-name="T1"> </text:span><text:span text:style-name="T10">&lt;iostream&gt;</text:span></text:p>
      <text:p text:style-name="P4"><text:span text:style-name="T4">#include</text:span><text:span text:style-name="T1"> </text:span><text:span text:style-name="T10">&lt;array&gt;</text:span></text:p>
      <text:p text:style-name="P4"><text:span text:style-name="T4">void</text:span><text:span text:style-name="T1"> </text:span><text:span text:style-name="T3">printSize</text:span><text:span text:style-name="T1">(</text:span><text:span text:style-name="T4">const</text:span><text:span text:style-name="T1"> std::</text:span><text:span text:style-name="T2">array</text:span><text:span text:style-name="T1">&lt;</text:span><text:span text:style-name="T4">double</text:span><text:span text:style-name="T1">, 5&gt; &amp;myarray)</text:span></text:p>
      <text:p text:style-name="P4"><text:span text:style-name="T1">{</text:span></text:p>
      <text:p text:style-name="P4"><text:span text:style-name="T1"><text:s text:c="4"/>std::cout &lt;&lt; </text:span><text:span text:style-name="T10">"size: "</text:span><text:span text:style-name="T1"> &lt;&lt; myarray.</text:span><text:span text:style-name="T2">size</text:span><text:span text:style-name="T1">();</text:span></text:p>
      <text:p text:style-name="P4"><text:span text:style-name="T1">}</text:span></text:p>
      <text:p text:style-name="P6"/>
      <text:p text:style-name="P4"><text:span text:style-name="T4">int</text:span><text:span text:style-name="T1"> </text:span><text:span text:style-name="T3">main</text:span><text:span text:style-name="T1">()</text:span></text:p>
      <text:p text:style-name="P4"><text:span text:style-name="T1">{</text:span></text:p>
      <text:p text:style-name="P4"><text:span text:style-name="T1"><text:s text:c="4"/>std::</text:span><text:span text:style-name="T2">array</text:span><text:span text:style-name="T1">&lt;</text:span><text:span text:style-name="T4">double</text:span><text:span text:style-name="T1">, 5&gt; myarray { 9.0, 7.2, 5.4, 3.6, 1.8 };</text:span></text:p>
      <text:p text:style-name="P6"/>
      <text:p text:style-name="P4"><text:span text:style-name="T1"><text:s text:c="4"/></text:span><text:span text:style-name="T2">printSize</text:span><text:span text:style-name="T1">(myarray);</text:span></text:p>
      <text:p text:style-name="P6"/>
      <text:p text:style-name="P4"><text:span text:style-name="T1"><text:s text:c="4"/></text:span><text:span text:style-name="T4">return</text:span><text:span text:style-name="T1"> 0;</text:span></text:p>
      <text:p text:style-name="P4"><text:span text:style-name="T1">}</text:span></text:p>
      <text:p text:style-name="Standard">You can sort std::array using std::sort, which lives in the algorithm header:</text:p>
      <text:p text:style-name="P4"><text:span text:style-name="T4">#include</text:span><text:span text:style-name="T1"> </text:span><text:span text:style-name="T10">&lt;iostream&gt;</text:span></text:p>
      <text:p text:style-name="P4"><text:span text:style-name="T4">#include</text:span><text:span text:style-name="T1"> </text:span><text:span text:style-name="T10">&lt;array&gt;</text:span></text:p>
      <text:p text:style-name="P4"><text:span text:style-name="T4">#include</text:span><text:span text:style-name="T1"> </text:span><text:span text:style-name="T10">&lt;algorithm&gt;</text:span><text:span text:style-name="T1"> </text:span><text:span text:style-name="T6">// for </text:span><text:span text:style-name="T7">std</text:span><text:span text:style-name="T6">::sort</text:span></text:p>
      <text:p text:style-name="P6"/>
      <text:p text:style-name="P4"><text:span text:style-name="T4">int</text:span><text:span text:style-name="T1"> </text:span><text:span text:style-name="T3">main</text:span><text:span text:style-name="T1">()</text:span></text:p>
      <text:p text:style-name="P4"><text:span text:style-name="T1">{</text:span></text:p>
      <text:p text:style-name="P4"><text:span text:style-name="T1"><text:s text:c="4"/>std::</text:span><text:span text:style-name="T2">array</text:span><text:span text:style-name="T1">&lt;</text:span><text:span text:style-name="T4">int</text:span><text:span text:style-name="T1">, 5&gt; myarray { 7, 3, 1, 9, 5 };</text:span></text:p>
      <text:p text:style-name="P4"><text:span text:style-name="T1"><text:s text:c="4"/>std::</text:span><text:span text:style-name="T2">sort</text:span><text:span text:style-name="T1">(myarray.</text:span><text:span text:style-name="T2">begin</text:span><text:span text:style-name="T1">(), myarray.</text:span><text:span text:style-name="T2">end</text:span><text:span text:style-name="T1">()); </text:span><text:span text:style-name="T6">// sort the array forwards</text:span></text:p>
      <text:p text:style-name="P4"><text:span text:style-name="T6">// <text:s text:c="3"/></text:span><text:span text:style-name="T7">std</text:span><text:span text:style-name="T6">::sort(myarray.rbegin(), myarray.rend()); // sort the array backwards</text:span></text:p>
      <text:p text:style-name="P4"><text:span text:style-name="T1"><text:s text:c="4"/></text:span><text:span text:style-name="T4">for</text:span><text:span text:style-name="T1"> (</text:span><text:span text:style-name="T4">const</text:span><text:span text:style-name="T1"> </text:span><text:span text:style-name="T4">auto</text:span><text:span text:style-name="T1"> &amp;element : </text:span><text:span text:style-name="T2">myarray</text:span><text:span text:style-name="T1">)</text:span></text:p>
      <text:p text:style-name="P5"><text:span text:style-name="T1"><text:s text:c="8"/>std::cout &lt;&lt; element &lt;&lt; </text:span><text:span text:style-name="T10">' '</text:span><text:span text:style-name="T1">;</text:span></text:p>
      <text:p text:style-name="P5"><text:span text:style-name="T1"><text:s text:c="4"/></text:span><text:span text:style-name="T4">return</text:span><text:span text:style-name="T1"> 0;</text:span></text:p>
      <text:p text:style-name="P4"><text:span text:style-name="T1">}</text:span></text:p>
      <text:p text:style-name="Text_20_body"><text:soft-page-break/><text:span text:style-name="T12">std::vector </text:span><text:span text:style-name="T13">(</text:span>dynamic arrays<text:span text:style-name="T11">)</text:span></text:p>
      <text:p text:style-name="Standard"><text:span text:style-name="T8">// no need to specify size at initialization</text:span></text:p>
      <text:p text:style-name="P4"><text:span text:style-name="T1">std::</text:span><text:span text:style-name="T14">vector</text:span><text:span text:style-name="T1">&lt;</text:span><text:span text:style-name="T4">int</text:span><text:span text:style-name="T1">&gt; array;</text:span></text:p>
      <text:p text:style-name="P4"><text:span text:style-name="T1">std::</text:span><text:span text:style-name="T14">vector</text:span><text:span text:style-name="T1">&lt;</text:span><text:span text:style-name="T4">int</text:span><text:span text:style-name="T1">&gt; array2 = { 9, 7, 5, 3, 1 }; </text:span><text:span text:style-name="T6">// use initializer list to initialize array</text:span></text:p>
      <text:p text:style-name="P4"><text:span text:style-name="T1">std::</text:span><text:span text:style-name="T14">vector</text:span><text:span text:style-name="T1">&lt;</text:span><text:span text:style-name="T4">int</text:span><text:span text:style-name="T1">&gt; array3 { 9, 7, 5, 3, 1 }; </text:span><text:span text:style-name="T6">// use uniform initialization to initialize array (C++11 onward)</text:span></text:p>
      <text:p text:style-name="Text_20_body"/>
      <text:p text:style-name="Text_20_body"><text:span text:style-name="Strong_20_Emphasis">Vectors remember their size</text:span></text:p>
      <text:p text:style-name="Text_20_body">Unlike built-in dynamic arrays, which don’t know the size of the array they are pointing to, std::vector keeps track of its size. We can ask for the vector’s size via the size() function:</text:p>
      <text:p text:style-name="P4"><text:span text:style-name="T4">#include</text:span><text:span text:style-name="T1"> </text:span><text:span text:style-name="T10">&lt;vector&gt;</text:span></text:p>
      <text:p text:style-name="P4"><text:span text:style-name="T4">#include</text:span><text:span text:style-name="T1"> </text:span><text:span text:style-name="T10">&lt;iostream&gt;</text:span></text:p>
      <text:p text:style-name="P6"/>
      <text:p text:style-name="P4"><text:span text:style-name="T4">int</text:span><text:span text:style-name="T1"> </text:span><text:span text:style-name="T3">main</text:span><text:span text:style-name="T1">()</text:span></text:p>
      <text:p text:style-name="P4"><text:span text:style-name="T1">{</text:span></text:p>
      <text:p text:style-name="P4"><text:span text:style-name="T1"><text:s text:c="4"/>std::</text:span><text:span text:style-name="T14">vector</text:span><text:span text:style-name="T1">&lt;</text:span><text:span text:style-name="T4">int</text:span><text:span text:style-name="T1">&gt; array { 9, 7, 5, 3, 1 };</text:span></text:p>
      <text:p text:style-name="P4"><text:span text:style-name="T1"><text:s text:c="4"/>std::cout &lt;&lt; </text:span><text:span text:style-name="T10">"The size is: "</text:span><text:span text:style-name="T1"> &lt;&lt; array.size() &lt;&lt; </text:span><text:span text:style-name="T10">'\n'</text:span><text:span text:style-name="T1">;</text:span></text:p>
      <text:p text:style-name="P6"/>
      <text:p text:style-name="P4"><text:span text:style-name="T1"><text:s text:c="4"/></text:span><text:span text:style-name="T4">return</text:span><text:span text:style-name="T1"> 0;</text:span></text:p>
      <text:p text:style-name="P4"><text:span text:style-name="T1">}</text:span></text:p>
      <text:p text:style-name="Standard"/>
      <text:p text:style-name="Standard"/>
      <text:p text:style-name="Standard"><text:span text:style-name="Strong_20_Emphasis">Resizing an array</text:span></text:p>
      <text:p text:style-name="P4"><text:span text:style-name="T4">#include</text:span><text:span text:style-name="T1"> </text:span><text:span text:style-name="T10">&lt;vector&gt;</text:span></text:p>
      <text:p text:style-name="P4"><text:span text:style-name="T4">#include</text:span><text:span text:style-name="T1"> </text:span><text:span text:style-name="T10">&lt;iostream&gt;</text:span></text:p>
      <text:p text:style-name="P6"/>
      <text:p text:style-name="P4"><text:span text:style-name="T4">int</text:span><text:span text:style-name="T1"> </text:span><text:span text:style-name="T3">main</text:span><text:span text:style-name="T1">()</text:span></text:p>
      <text:p text:style-name="P4"><text:span text:style-name="T1">{</text:span></text:p>
      <text:p text:style-name="P4"><text:span text:style-name="T1"><text:s text:c="4"/>std::</text:span><text:span text:style-name="T14">vector</text:span><text:span text:style-name="T1">&lt;</text:span><text:span text:style-name="T4">int</text:span><text:span text:style-name="T1">&gt; array { 0, 1, 2 };</text:span></text:p>
      <text:p text:style-name="P4"><text:span text:style-name="T1"><text:s text:c="4"/>array.resize(5); </text:span><text:span text:style-name="T6">// set size to 5</text:span></text:p>
      <text:p text:style-name="P6"/>
      <text:p text:style-name="P4"><text:span text:style-name="T1"><text:s text:c="4"/>std::cout &lt;&lt; </text:span><text:span text:style-name="T10">"The size is: "</text:span><text:span text:style-name="T1"> &lt;&lt; array.size() &lt;&lt; </text:span><text:span text:style-name="T10">'\n'</text:span><text:span text:style-name="T1">;</text:span></text:p>
      <text:p text:style-name="P6"/>
      <text:p text:style-name="P4"><text:span text:style-name="T1"><text:s text:c="4"/></text:span><text:span text:style-name="T4">for</text:span><text:span text:style-name="T1"> (</text:span><text:span text:style-name="T4">auto</text:span><text:span text:style-name="T1"> </text:span><text:span text:style-name="T4">const</text:span><text:span text:style-name="T1"> &amp;element: array)</text:span></text:p>
      <text:p text:style-name="P4"><text:span text:style-name="T1"><text:s text:c="8"/>std::cout &lt;&lt; element &lt;&lt; </text:span><text:span text:style-name="T10">' '</text:span><text:span text:style-name="T1">;</text:span></text:p>
      <text:p text:style-name="P6"/>
      <text:p text:style-name="P4"><text:span text:style-name="T1"><text:s text:c="4"/></text:span><text:span text:style-name="T4">return</text:span><text:span text:style-name="T1"> 0;</text:span></text:p>
      <text:p text:style-name="P4"><text:span text:style-name="T1">};</text:span></text:p>
      <text:p text:style-name="Standard"/>
      <text:p text:style-name="Standard"/>
      <text:p text:style-name="P4"><text:span text:style-name="T4">#include</text:span><text:span text:style-name="T1"> </text:span><text:span text:style-name="T10">&lt;vector&gt;</text:span></text:p>
      <text:p text:style-name="P4"><text:span text:style-name="T4">#include</text:span><text:span text:style-name="T1"> </text:span><text:span text:style-name="T10">&lt;iostream&gt;</text:span></text:p>
      <text:p text:style-name="P6"/>
      <text:p text:style-name="P4"><text:span text:style-name="T4">int</text:span><text:span text:style-name="T1"> </text:span><text:span text:style-name="T3">main</text:span><text:span text:style-name="T1">()</text:span></text:p>
      <text:p text:style-name="P4"><text:span text:style-name="T1">{</text:span></text:p>
      <text:p text:style-name="P4"><text:span text:style-name="T1"><text:s text:c="4"/>std::</text:span><text:span text:style-name="T14">vector</text:span><text:span text:style-name="T1">&lt;</text:span><text:span text:style-name="T4">int</text:span><text:span text:style-name="T1">&gt; array { 0, 1, 2, 3, 4 };</text:span></text:p>
      <text:p text:style-name="P4"><text:span text:style-name="T1"><text:s text:c="4"/>array.resize(3); </text:span><text:span text:style-name="T6">// set size to 3</text:span></text:p>
      <text:p text:style-name="P6"/>
      <text:p text:style-name="P4"><text:span text:style-name="T1"><text:s text:c="4"/>std::cout &lt;&lt; </text:span><text:span text:style-name="T10">"The size is: "</text:span><text:span text:style-name="T1"> &lt;&lt; array.size() &lt;&lt; </text:span><text:span text:style-name="T10">'\n'</text:span><text:span text:style-name="T1">;</text:span></text:p>
      <text:p text:style-name="P6"/>
      <text:p text:style-name="P4"><text:span text:style-name="T1"><text:s text:c="4"/></text:span><text:span text:style-name="T4">for</text:span><text:span text:style-name="T1"> (</text:span><text:span text:style-name="T4">auto</text:span><text:span text:style-name="T1"> </text:span><text:span text:style-name="T4">const</text:span><text:span text:style-name="T1"> &amp;element: array)</text:span></text:p>
      <text:p text:style-name="P4"><text:span text:style-name="T1"><text:s text:c="8"/>std::cout &lt;&lt; element &lt;&lt; </text:span><text:span text:style-name="T10">' '</text:span><text:span text:style-name="T1">;</text:span></text:p>
      <text:p text:style-name="P6"/>
      <text:p text:style-name="P4"><text:span text:style-name="T1"><text:s text:c="4"/></text:span><text:span text:style-name="T4">return</text:span><text:span text:style-name="T1"> 0;</text:span></text:p>
      <text:p text:style-name="P4"><text:span text:style-name="T1">};</text:span></text:p>
      <text:p text:style-name="P4"><text:soft-page-break/></text:p>
      <text:p text:style-name="P4"><text:span text:style-name="T1"/></text:p>
      <text:p text:style-name="Standard"><text:span text:style-name="Strong_20_Emphasis">Compacting bools</text:span></text:p>
      <text:p text:style-name="P4"><text:span text:style-name="T4">#include</text:span><text:span text:style-name="T1"> </text:span><text:span text:style-name="T10">&lt;vector&gt;</text:span></text:p>
      <text:p text:style-name="P4"><text:span text:style-name="T4">#include</text:span><text:span text:style-name="T1"> </text:span><text:span text:style-name="T10">&lt;iostream&gt;</text:span></text:p>
      <text:p text:style-name="P6"/>
      <text:p text:style-name="P4"><text:span text:style-name="T4">int</text:span><text:span text:style-name="T1"> </text:span><text:span text:style-name="T3">main</text:span><text:span text:style-name="T1">()</text:span></text:p>
      <text:p text:style-name="P4"><text:span text:style-name="T1">{</text:span></text:p>
      <text:p text:style-name="P4"><text:span text:style-name="T1"><text:s text:c="4"/>std::</text:span><text:span text:style-name="T14">vector</text:span><text:span text:style-name="T1">&lt;</text:span><text:span text:style-name="T4">bool</text:span><text:span text:style-name="T1">&gt; array { </text:span><text:span text:style-name="T4">true</text:span><text:span text:style-name="T1">, </text:span><text:span text:style-name="T4">false</text:span><text:span text:style-name="T1">, </text:span><text:span text:style-name="T4">false</text:span><text:span text:style-name="T1">, </text:span><text:span text:style-name="T4">true</text:span><text:span text:style-name="T1">, </text:span><text:span text:style-name="T4">true</text:span><text:span text:style-name="T1"> };</text:span></text:p>
      <text:p text:style-name="P4"><text:span text:style-name="T1"><text:s text:c="4"/>std::cout &lt;&lt; </text:span><text:span text:style-name="T10">"The size is: "</text:span><text:span text:style-name="T1"> &lt;&lt; array.size() &lt;&lt; </text:span><text:span text:style-name="T10">'\n'</text:span><text:span text:style-name="T1">;</text:span></text:p>
      <text:p text:style-name="P6"/>
      <text:p text:style-name="P4"><text:span text:style-name="T1"><text:s text:c="4"/></text:span><text:span text:style-name="T4">for</text:span><text:span text:style-name="T1"> (</text:span><text:span text:style-name="T4">auto</text:span><text:span text:style-name="T1"> </text:span><text:span text:style-name="T4">const</text:span><text:span text:style-name="T1"> &amp;element: array)</text:span></text:p>
      <text:p text:style-name="P4"><text:span text:style-name="T1"><text:s text:c="8"/>std::cout &lt;&lt; element &lt;&lt; </text:span><text:span text:style-name="T10">' '</text:span><text:span text:style-name="T1">;</text:span></text:p>
      <text:p text:style-name="P6"/>
      <text:p text:style-name="P4"><text:span text:style-name="T1"><text:s text:c="4"/></text:span><text:span text:style-name="T4">return</text:span><text:span text:style-name="T1"> 0;</text:span></text:p>
      <text:p text:style-name="P4"><text:span text:style-name="T1">};</text:span></text:p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43:34.748199159</meta:creation-date>
    <dc:date>2016-04-25T15:07:41.369039961</dc:date>
    <meta:editing-duration>PT21M40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3" meta:paragraph-count="87" meta:word-count="523" meta:character-count="3197" meta:non-whitespace-character-count="2625"/>
  </office:meta>
</office:document-meta>
</file>